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98b2" fo:background-color="#ffff00"/>
    </style:style>
    <style:style style:name="P2" style:family="paragraph" style:parent-style-name="Standard">
      <style:text-properties officeooo:rsid="000998b2" officeooo:paragraph-rsid="000998b2" fo:background-color="#ffff00"/>
    </style:style>
    <style:style style:name="P3" style:family="paragraph" style:parent-style-name="Standard">
      <style:text-properties officeooo:paragraph-rsid="000998b2"/>
    </style:style>
    <style:style style:name="P4" style:family="paragraph" style:parent-style-name="Standard">
      <style:text-properties officeooo:rsid="000998b2" officeooo:paragraph-rsid="000998b2"/>
    </style:style>
    <style:style style:name="P5" style:family="paragraph" style:parent-style-name="Standard">
      <style:text-properties officeooo:paragraph-rsid="000998b2" fo:background-color="#168253"/>
    </style:style>
    <style:style style:name="P6" style:family="paragraph" style:parent-style-name="Standard">
      <style:text-properties officeooo:rsid="000998b2" officeooo:paragraph-rsid="000c9bf6" fo:background-color="#168253"/>
    </style:style>
    <style:style style:name="P7" style:family="paragraph" style:parent-style-name="Standard">
      <style:text-properties officeooo:rsid="000998b2" officeooo:paragraph-rsid="000998b2" fo:background-color="#168253"/>
    </style:style>
    <style:style style:name="P8" style:family="paragraph" style:parent-style-name="Standard">
      <style:text-properties officeooo:paragraph-rsid="000c9bf6" fo:background-color="#168253"/>
    </style:style>
    <style:style style:name="P9" style:family="paragraph" style:parent-style-name="Standard">
      <style:text-properties officeooo:paragraph-rsid="00101422" fo:background-color="#168253"/>
    </style:style>
    <style:style style:name="P10" style:family="paragraph" style:parent-style-name="Standard">
      <style:text-properties officeooo:paragraph-rsid="000a7aef" fo:background-color="#168253"/>
    </style:style>
    <style:style style:name="P11" style:family="paragraph" style:parent-style-name="Standard">
      <style:text-properties officeooo:paragraph-rsid="0011c9ac" fo:background-color="#168253"/>
    </style:style>
    <style:style style:name="P12" style:family="paragraph" style:parent-style-name="Standard">
      <style:text-properties officeooo:paragraph-rsid="000998b2" fo:background-color="#f10d0c"/>
    </style:style>
    <style:style style:name="P13" style:family="paragraph" style:parent-style-name="Standard">
      <style:text-properties officeooo:paragraph-rsid="000998b2" fo:background-color="#ff0000"/>
    </style:style>
    <style:style style:name="P14" style:family="paragraph" style:parent-style-name="Standard">
      <style:text-properties officeooo:paragraph-rsid="000a7aef" fo:background-color="#ff0000"/>
    </style:style>
    <style:style style:name="P15" style:family="paragraph" style:parent-style-name="Standard">
      <style:text-properties officeooo:paragraph-rsid="000aa39f" fo:background-color="#ff0000"/>
    </style:style>
    <style:style style:name="P16" style:family="paragraph" style:parent-style-name="Standard">
      <style:text-properties officeooo:paragraph-rsid="0014e880" fo:background-color="#ff0000"/>
    </style:style>
    <style:style style:name="P17" style:family="paragraph" style:parent-style-name="Standard">
      <style:text-properties officeooo:paragraph-rsid="000998b2" fo:background-color="#00a933"/>
    </style:style>
    <style:style style:name="P18" style:family="paragraph" style:parent-style-name="Standard">
      <style:text-properties officeooo:rsid="000998b2" officeooo:paragraph-rsid="000a7aef" fo:background-color="#ff8000"/>
    </style:style>
    <style:style style:name="P19" style:family="paragraph" style:parent-style-name="Standard">
      <style:text-properties officeooo:rsid="0011c9ac" officeooo:paragraph-rsid="0011c9ac" fo:background-color="#ff8000"/>
    </style:style>
    <style:style style:name="P20" style:family="paragraph" style:parent-style-name="Standard">
      <style:text-properties officeooo:rsid="0011c9ac" officeooo:paragraph-rsid="0013b97f" fo:background-color="#ff8000"/>
    </style:style>
    <style:style style:name="T1" style:family="text">
      <style:text-properties fo:background-color="#00a933" loext:char-shading-value="0"/>
    </style:style>
    <style:style style:name="T2" style:family="text">
      <style:text-properties officeooo:rsid="000998b2" fo:background-color="#00a933" loext:char-shading-value="0"/>
    </style:style>
    <style:style style:name="T3" style:family="text">
      <style:text-properties fo:background-color="#f10d0c" loext:char-shading-value="0"/>
    </style:style>
    <style:style style:name="T4" style:family="text">
      <style:text-properties officeooo:rsid="000998b2" fo:background-color="#f10d0c" loext:char-shading-value="0"/>
    </style:style>
    <style:style style:name="T5" style:family="text">
      <style:text-properties officeooo:rsid="000a7aef"/>
    </style:style>
    <style:style style:name="T6" style:family="text">
      <style:text-properties officeooo:rsid="000aa39f"/>
    </style:style>
    <style:style style:name="T7" style:family="text">
      <style:text-properties officeooo:rsid="0013b97f"/>
    </style:style>
    <style:style style:name="T8" style:family="text">
      <style:text-properties officeooo:rsid="0014e880"/>
    </style:style>
    <style:style style:name="T9" style:family="text">
      <style:text-properties officeooo:rsid="001720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WEB SERVICE 1</text:p>
      <text:p text:style-name="P2"/>
      <text:p text:style-name="P17"><text:span text:style-name="T9">{</text:span>"es_socio":"1",</text:p>
      <text:p text:style-name="P3"><text:span text:style-name="T1"><text:tab/>"</text:span><text:span text:style-name="T2">ogs</text:span><text:span text:style-name="T1">":"55555555",</text:span></text:p>
      <text:p text:style-name="P17"><text:tab/>"primer_nombre":"alberto",</text:p>
      <text:p text:style-name="P17"><text:tab/>"apellidos":"perez",</text:p>
      <text:p text:style-name="P17"><text:tab/>"numero_documento":"55555555",</text:p>
      <text:p text:style-name="P17"><text:tab/>"telefono_Celular":"55555555",</text:p>
      <text:p text:style-name="P17"><text:tab/>"fecha_nacimiento":"1973-12-06",</text:p>
      <text:p text:style-name="P17"><text:tab/>"lugar_nacimiento":"Aguascalientes",</text:p>
      <text:p text:style-name="P17"><text:tab/>"personas_viven_en_casa":"4",</text:p>
      <text:p text:style-name="P17"><text:tab/>"jubilado":"0",</text:p>
      <text:p text:style-name="P17"><text:tab/>"fecha_ingreso_laboral":2020-12-12",</text:p>
      <text:p text:style-name="P17"><text:tab/>"ingresos_mensuales":"500000",</text:p>
      <text:p text:style-name="P17"><text:tab/>"estado":"Aguascalientes",</text:p>
      <text:p text:style-name="P17"><text:tab/>"ciudad":"Aguascalientes",</text:p>
      <text:p text:style-name="P17"><text:tab/>"direccion":"calle tal numero 150",</text:p>
      <text:p text:style-name="P17"><text:tab/>"codigo_postal":"5000",</text:p>
      <text:p text:style-name="P17"><text:tab/>"propiedad_vivienda":"propietario",</text:p>
      <text:p text:style-name="P17"><text:tab/>"email":"prueba@prueba.com",</text:p>
      <text:p text:style-name="P17"><text:tab/>"ultimo_estudio_cursado":"universidad",</text:p>
      <text:p text:style-name="P17"><text:tab/>"telefono_auxiliar":"55555555",</text:p>
      <text:p text:style-name="P17"><text:tab/>"antiguedad_domicilio":"5",</text:p>
      <text:p text:style-name="P17"><text:tab/>"num_socio_conyugue":"55555555",</text:p>
      <text:p text:style-name="P17"><text:tab/>"cant_hijos":"2",</text:p>
      <text:p text:style-name="P17"><text:tab/>"rubro_laboral":"servicios",</text:p>
      <text:p text:style-name="P17"><text:tab/>"telefono_trabajo":"55555555",</text:p>
      <text:p text:style-name="P17"><text:tab/>"monto_maximo_a_prestar":"50000",</text:p>
      <text:p text:style-name="P5"><text:tab/>"es_socio_comercial":"1", verificar si tiene negocio</text:p>
      <text:p text:style-name="P5"><text:tab/>"comercio": {</text:p>
      <text:p text:style-name="P5"><text:tab/><text:tab/>"giro":"55555555",</text:p>
      <text:p text:style-name="P5"><text:tab/><text:tab/>"fecha_comienzo":"2010-12-12",</text:p>
      <text:p text:style-name="P5"><text:tab/><text:tab/>"domicilio ":"calle tal numero 150",</text:p>
      <text:p text:style-name="P5"><text:tab/><text:tab/>"telefono":"55555555",</text:p>
      <text:p text:style-name="P5"><text:tab/><text:tab/>"ingreso_mensual":"50000",</text:p>
      <text:p text:style-name="P5"><text:tab/><text:tab/>"otros_ingresos":"50000", </text:p>
      <text:p text:style-name="P5"><text:tab/><text:tab/>"fuente_otros_ingresos":"fuente prueba"</text:p>
      <text:p text:style-name="P5"><text:bookmark-start text:name="__DdeLink__521_4288478065"/>}<text:bookmark-end text:name="__DdeLink__521_4288478065"/>,</text:p>
      <text:p text:style-name="P5">"fuente_ingresos_fijos":"fuente prueba",</text:p>
      <text:p text:style-name="P5"><text:tab/>"monto_ingresos_fijos":"50000",</text:p>
      <text:p text:style-name="P5"><text:tab/>"fuente_ingresos_variables":"fuente prueba",</text:p>
      <text:p text:style-name="P5"><text:tab/>"monto_ingresos_variables":"50000", </text:p>
      <text:p text:style-name="P5"><text:tab/>"gastos_alimentacion":"50000",</text:p>
      <text:p text:style-name="P5"><text:tab/>"gastos_pagos_servicios":"50000",</text:p>
      <text:p text:style-name="P5"><text:tab/>"referencias": {</text:p>
      <text:p text:style-name="P5"><text:tab/><text:tab/>"nombre":"prueba",</text:p>
      <text:p text:style-name="P5"><text:tab/><text:tab/>"direccion":"calle prueba",</text:p>
      <text:p text:style-name="P5"><text:tab/><text:tab/>"parentesco":"Hermano",</text:p>
      <text:p text:style-name="P5"><text:soft-page-break/><text:tab/><text:tab/>"telefono":"55555555", </text:p>
      <text:p text:style-name="P5"><text:tab/>},</text:p>
      <text:p text:style-name="P17"><text:tab/>"primer_empleo": {</text:p>
      <text:p text:style-name="P17"><text:tab/><text:tab/>"ocupacion":"prueba",</text:p>
      <text:p text:style-name="P17"><text:tab/><text:tab/>"puesto":"prueba",</text:p>
      <text:p text:style-name="P17"><text:tab/><text:tab/>"telefono":"55555555",</text:p>
      <text:p text:style-name="P17"><text:tab/><text:tab/>"giro":"55555555",</text:p>
      <text:p text:style-name="P17"><text:tab/><text:tab/>"codigo_postal":"55555555",</text:p>
      <text:p text:style-name="P17"><text:tab/><text:tab/>"calle":"55555555",</text:p>
      <text:p text:style-name="P17"><text:tab/><text:tab/>"numero_exterior":"55555555",</text:p>
      <text:p text:style-name="P17"><text:tab/><text:tab/>"numero_interior":"55555555",</text:p>
      <text:p text:style-name="P17"><text:tab/><text:tab/>"colonia":"prueba",</text:p>
      <text:p text:style-name="P17"><text:tab/><text:tab/>"municipio":"prueba",</text:p>
      <text:p text:style-name="P17"><text:tab/><text:tab/>"estado":"prueba",</text:p>
      <text:p text:style-name="P17"><text:tab/>},</text:p>
      <text:p text:style-name="P17"><text:tab/>"segundo_empleo": {</text:p>
      <text:p text:style-name="P17"><text:tab/><text:tab/>"ocupacion":"prueba",</text:p>
      <text:p text:style-name="P17"><text:tab/><text:tab/>"puesto":"prueba",</text:p>
      <text:p text:style-name="P17"><text:tab/><text:tab/>"telefono":"55555555",</text:p>
      <text:p text:style-name="P17"><text:tab/><text:tab/>"nombre_empresa":"prueba",</text:p>
      <text:p text:style-name="P17"><text:tab/><text:tab/>"antiguedad":"24",</text:p>
      <text:p text:style-name="P17"><text:tab/><text:tab/>"giro":"55555555",</text:p>
      <text:p text:style-name="P17"><text:tab/><text:tab/>"codigo_postal":"55555555",</text:p>
      <text:p text:style-name="P17"><text:tab/><text:tab/>"calle":"55555555",</text:p>
      <text:p text:style-name="P17"><text:tab/><text:tab/>"numero_exterior":"55555555",</text:p>
      <text:p text:style-name="P17"><text:tab/><text:tab/>"numero_interior":"55555555",</text:p>
      <text:p text:style-name="P17"><text:tab/><text:tab/>"colonia":"prueba",</text:p>
      <text:p text:style-name="P17"><text:tab/><text:tab/>"municipio":"prueba",</text:p>
      <text:p text:style-name="P17"><text:tab/><text:tab/>"estado":"prueba",</text:p>
      <text:p text:style-name="P17"><text:tab/>},</text:p>
      <text:p text:style-name="P17"><text:tab/>"fecha_ingreso_caja":"2010-12-12",</text:p>
      <text:p text:style-name="P17"><text:tab/>"negocio": {</text:p>
      <text:p text:style-name="P17"><text:tab/><text:tab/>"ingresos":"5555", </text:p>
      <text:p text:style-name="P5"><text:tab/><text:tab/>"compras":"prueba",</text:p>
      <text:p text:style-name="P5"><text:tab/><text:tab/>"pago_sueldos":"55555555",</text:p>
      <text:p text:style-name="P5"><text:tab/><text:tab/>"pago_renta":"prueba",</text:p>
      <text:p text:style-name="P5"><text:tab/><text:tab/>"pago_creditos":"24",</text:p>
      <text:p text:style-name="P5"><text:tab/><text:tab/>"otros":"55555555",</text:p>
      <text:p text:style-name="P5"><text:tab/><text:tab/>"total_negocio":"55555555",</text:p>
      <text:p text:style-name="P5"><text:tab/><text:tab/>"horario_dias_laborables":"09 a 12",</text:p>
      <text:p text:style-name="P5"><text:tab/><text:tab/>"domicilio":"prueba",</text:p>
      <text:p text:style-name="P5"><text:tab/><text:tab/>"fuentes_otros_negocios":"55555555"</text:p>
      <text:p text:style-name="P5"><text:tab/>},</text:p>
      <text:p text:style-name="P5"><text:tab/>"total_ingresos":"50000",</text:p>
      <text:p text:style-name="P5"><text:tab/>"otros_ingresos":"50000",</text:p>
      <text:p text:style-name="P5"><text:tab/>"fuentes_otros_ingresos":"50000",</text:p>
      <text:p text:style-name="P5"><text:tab/>"gastos": {</text:p>
      <text:p text:style-name="P5"><text:tab/><text:tab/>"alimentacion":"5555",</text:p>
      <text:p text:style-name="P5"><text:tab/><text:tab/>"vestido_calzado":"5555",</text:p>
      <text:p text:style-name="P5"><text:soft-page-break/><text:tab/><text:tab/>"servicios_vivienda":"55555555",</text:p>
      <text:p text:style-name="P5"><text:tab/><text:tab/>"transporte":"5555",</text:p>
      <text:p text:style-name="P5"><text:tab/><text:tab/>"escuela":"5555",</text:p>
      <text:p text:style-name="P5"><text:tab/><text:tab/>"deudas":"55555555",</text:p>
      <text:p text:style-name="P5"><text:tab/><text:tab/>"total_gastos":"55555555",</text:p>
      <text:p text:style-name="P5"><text:tab/>},</text:p>
      <text:p text:style-name="P5"><text:tab/>"propiedades": [{</text:p>
      <text:p text:style-name="P5"><text:tab/><text:tab/>"valor":"5555",</text:p>
      <text:p text:style-name="P5"><text:tab/><text:tab/>"adeudo":"5555",</text:p>
      <text:p text:style-name="P5"><text:tab/><text:tab/>"saldo":"55555555",</text:p>
      <text:p text:style-name="P5"><text:tab/><text:tab/>"ubicacion":"prueba",</text:p>
      <text:p text:style-name="P5"><text:tab/>},</text:p>
      <text:p text:style-name="P5"><text:tab/>{</text:p>
      <text:p text:style-name="P5"><text:tab/><text:tab/>"valor":"5555",</text:p>
      <text:p text:style-name="P5"><text:tab/><text:tab/>"adeudo":"5555",</text:p>
      <text:p text:style-name="P5"><text:tab/><text:tab/>"saldo":"55555555",</text:p>
      <text:p text:style-name="P5"><text:tab/><text:tab/>"ubicacion":"prueba",</text:p>
      <text:p text:style-name="P5"><text:tab/>},</text:p>
      <text:p text:style-name="P5"><text:tab/>{</text:p>
      <text:p text:style-name="P5"><text:tab/><text:tab/>"valor":"5555",</text:p>
      <text:p text:style-name="P5"><text:tab/><text:tab/>"adeudo":"5555",</text:p>
      <text:p text:style-name="P5"><text:tab/><text:tab/>"saldo":"55555555",</text:p>
      <text:p text:style-name="P5"><text:tab/><text:tab/>"ubicacion":"prueba",</text:p>
      <text:p text:style-name="P5"><text:tab/>}</text:p>
      <text:p text:style-name="P5"><text:tab/>],</text:p>
      <text:p text:style-name="P5"><text:tab/>"total_valor_propiedades":"55555555",</text:p>
      <text:p text:style-name="P17"><text:tab/>"conyugue": {</text:p>
      <text:p text:style-name="P17"><text:tab/><text:tab/>"edad":"20",</text:p>
      <text:p text:style-name="P17"><text:tab/><text:tab/>"direccion":"prueba",</text:p>
      <text:p text:style-name="P17"><text:tab/><text:tab/>"ocupacion":"prueba",</text:p>
      <text:p text:style-name="P17"><text:tab/><text:tab/>"cp":"5555",</text:p>
      <text:p text:style-name="P17"><text:tab/><text:tab/>"ciudad":"prueba",</text:p>
      <text:p text:style-name="P17"><text:tab/><text:tab/>"estado":"prueba",</text:p>
      <text:p text:style-name="P17"><text:tab/><text:tab/>"lugar_trabajo":"prueba",</text:p>
      <text:p text:style-name="P17"><text:tab/><text:tab/>"antiguedad":"24",</text:p>
      <text:p text:style-name="P17"><text:tab/><text:tab/>"domicilio_empleo":"prueba",</text:p>
      <text:p text:style-name="P17"><text:tab/><text:tab/>"telefono_empleo":"55555555",</text:p>
      <text:p text:style-name="P17"><text:tab/><text:tab/>"historial":"prueba"},</text:p>
      <text:p text:style-name="P12"><text:tab/>"aval": {</text:p>
      <text:p text:style-name="P12"><text:tab/><text:tab/>"nombre":"prueba",</text:p>
      <text:p text:style-name="P12"><text:tab/><text:tab/>"direccion":"prueba",</text:p>
      <text:p text:style-name="P12"><text:tab/><text:tab/>"ciudad":"prueba"</text:p>
      <text:p text:style-name="P12"><text:tab/>},</text:p>
      <text:p text:style-name="P12"><text:tab/>"codeudor": {</text:p>
      <text:p text:style-name="P12"><text:tab/><text:tab/>"ciudad":"prueba",</text:p>
      <text:p text:style-name="P12"><text:tab/><text:tab/>"direccion":"prueba"</text:p>
      <text:p text:style-name="P3"><text:span text:style-name="T3"><text:tab/><text:tab/>},</text:span><text:span text:style-name="T4">(SE HA MANDADO AL WS 2)</text:span></text:p>
      <text:p text:style-name="P5"><text:tab/>"referencias_personales": [{</text:p>
      <text:p text:style-name="P5"><text:tab/><text:tab/>"nombre":"prueba",</text:p>
      <text:p text:style-name="P5"><text:soft-page-break/><text:tab/><text:tab/>"direccion":"prueba",</text:p>
      <text:p text:style-name="P5"><text:tab/><text:tab/>"parentesco":"prueba",</text:p>
      <text:p text:style-name="P5"><text:tab/><text:tab/>"telefono":"5555555",</text:p>
      <text:p text:style-name="P5"><text:tab/>},</text:p>
      <text:p text:style-name="P5"><text:tab/>{</text:p>
      <text:p text:style-name="P5"><text:tab/><text:tab/>"nombre":"prueba",</text:p>
      <text:p text:style-name="P5"><text:tab/><text:tab/>"direccion":"prueba",</text:p>
      <text:p text:style-name="P5"><text:tab/><text:tab/>"parentesco":"prueba",</text:p>
      <text:p text:style-name="P5"><text:tab/><text:tab/>"telefono":"5555555",</text:p>
      <text:p text:style-name="P5"><text:tab/>}],</text:p>
      <text:p text:style-name="P5"><text:tab/>"referencias_laborales": {</text:p>
      <text:p text:style-name="P5"><text:tab/><text:tab/>"nombre":"prueba",</text:p>
      <text:p text:style-name="P5"><text:tab/><text:tab/>"direccion":"prueba",</text:p>
      <text:p text:style-name="P5"><text:tab/><text:tab/>"tiempo_conocerlo":"20",</text:p>
      <text:p text:style-name="P5"><text:tab/><text:tab/>"telefono":"55555",</text:p>
      <text:p text:style-name="P5"><text:tab/>},</text:p>
      <text:p text:style-name="P5"><text:tab/>"relaciones_socios": [{</text:p>
      <text:p text:style-name="P5"><text:tab/><text:tab/>"nombre":"prueba",</text:p>
      <text:p text:style-name="P5"><text:tab/><text:tab/>"numero_socio":"6666",</text:p>
      <text:p text:style-name="P5"><text:tab/><text:tab/>"parentesco":"prueba",</text:p>
      <text:p text:style-name="P5"><text:tab/>},</text:p>
      <text:p text:style-name="P5"><text:tab/>{</text:p>
      <text:p text:style-name="P5"><text:tab/><text:tab/>"nombre":"prueba",</text:p>
      <text:p text:style-name="P5"><text:tab/><text:tab/>"numero_socio":"6666",</text:p>
      <text:p text:style-name="P5"><text:tab/><text:tab/>"parentesco":"prueba",</text:p>
      <text:p text:style-name="P5"><text:tab/>}],</text:p>
      <text:p text:style-name="P16"><text:tab/>"reca_completo":"prueba",<text:span text:style-name="T5">(SE MANDA EN WS 2)</text:span></text:p>
      <text:p text:style-name="P16"><text:tab/>"reca_recortado":"prueba", <text:span text:style-name="T5">(SE MANDA EN WS 2)</text:span></text:p>
      <text:p text:style-name="P16"><text:tab/>"opa":"prueba",<text:span text:style-name="T5">(SE MANDA EN WS 2)</text:span></text:p>
      <text:p text:style-name="P16"><text:tab/>"cat":"prueba",<text:span text:style-name="T5">(SE MANDA EN WS 2)</text:span></text:p>
      <text:p text:style-name="P16"><text:tab/>"numero_producto":"prueba",<text:span text:style-name="T5">(SE MANDA EN WS 2)</text:span></text:p>
      <text:p text:style-name="P16"><text:tab/>"clasificacion_cartera":"prueba"<text:span text:style-name="T5">(SE MANDA EN WS 2)</text:span></text:p>
      <text:p text:style-name="P16"><text:tab/>"id_solicitud_siscore":"prueba",<text:span text:style-name="T5">(SE MANDA EN WS 2)</text:span></text:p>
      <text:p text:style-name="P16"><text:tab/>"folio_prestamo":"prueba", <text:span text:style-name="T5">(SE MANDA EN WS 2)</text:span></text:p>
      <text:p text:style-name="P16"><text:tab/>"numero_folio_poliza":"prueba", <text:span text:style-name="T8">(SE MANDA AL WS 4)</text:span></text:p>
      <text:p text:style-name="P13"><text:tab/>"numero_pagare":"prueba", <text:span text:style-name="T8">(SE MANDA AL WS 4)</text:span></text:p>
      <text:p text:style-name="P16"><text:tab/>"fecha_vencimiento_pagare":"prueba", <text:span text:style-name="T5">(SE MANDA EN WS 2)</text:span></text:p>
      <text:p text:style-name="P13"><text:tab/>"resumen_calificacion":"prueba",<text:span text:style-name="T5">(SE MANDA EN WS 2)</text:span></text:p>
      <text:p text:style-name="P5"><text:tab/>"regimen_patrimonial ":"prueba",</text:p>
      <text:p text:style-name="P17"><text:tab/>"numero_dependientes":"5",</text:p>
      <text:p text:style-name="P17"><text:tab/>"telefono_recados":"555555",</text:p>
      <text:p text:style-name="P17"><text:tab/>"monto_ahorro":"555555",</text:p>
      <text:p text:style-name="P13"><text:tab/>"proteccion_ahorro_prestamo":"555555",</text:p>
      <text:p text:style-name="P13"><text:tab/>"garantia_liquida":"555555",</text:p>
      <text:p text:style-name="P13"><text:tab/>"tipo_garantia":"555555",</text:p>
      <text:p text:style-name="P13"><text:tab/>“deposito_garantia_letras”:”prueba”,<text:span text:style-name="T6">(SE MANDA EN WS </text:span><text:span text:style-name="T8">4</text:span><text:span text:style-name="T6">)</text:span></text:p>
      <text:p text:style-name="P17"><text:tab/>"antiguedad_socio":"555555",</text:p>
      <text:p text:style-name="P17"><text:tab/>"parte_social":"555555",</text:p>
      <text:p text:style-name="P5"><text:tab/>"fideicomiso":"555555",</text:p>
      <text:p text:style-name="P5"><text:soft-page-break/><text:tab/>"historial_cooperativa":"555555",</text:p>
      <text:p text:style-name="P5"><text:tab/>"linea_credito":"555555",</text:p>
      <text:p text:style-name="P5"><text:tab/>"linea_credito_letras":"prueba",</text:p>
      <text:p text:style-name="P5"><text:tab/>"aseguradora":"555555",</text:p>
      <text:p text:style-name="P5"><text:tab/>"clausulas":"555555",</text:p>
      <text:p text:style-name="P5"><text:tab/>"modalidad_pago":"555555",</text:p>
      <text:p text:style-name="P5"><text:tab/>"tipo_operacion":"555555",</text:p>
      <text:p text:style-name="P5"><text:tab/>"datos_del_poder":"555555",</text:p>
      <text:p text:style-name="P5"><text:tab/>"disponibilidad":"555555",</text:p>
      <text:p text:style-name="P5"><text:tab/>"porcentaje_capacidad":"555555",</text:p>
      <text:p text:style-name="P15"><text:tab/>“idauxiliar":"555555", </text:p>
      <text:p text:style-name="P13"><text:tab/>"idorigenp":"555555",<text:span text:style-name="T6">(SE MANDA EN WS 2)</text:span></text:p>
      <text:p text:style-name="P17"><text:tab/>"sexo":"Femenino",</text:p>
      <text:p text:style-name="P3">}</text:p>
      <text:p text:style-name="P3"/>
      <text:p text:style-name="P3"/>
      <text:p text:style-name="P3"/>
      <text:p text:style-name="P3"/>
      <text:p text:style-name="P4">WEB SERVICE 2(APERTURA DE OPA)</text:p>
      <text:p text:style-name="P4"/>
      <text:p text:style-name="P6">"opa":"prueba",</text:p>
      <text:p text:style-name="P6">"numero_producto":"prueba",</text:p>
      <text:p text:style-name="P8">"idauxiliar":"555555", </text:p>
      <text:p text:style-name="P6">"idorigenp":"555555",</text:p>
      <text:p text:style-name="P8">"clasificacion_cartera":"prueba",</text:p>
      <text:p text:style-name="P8">"folio_prestamo":"prueba",</text:p>
      <text:p text:style-name="P9">"reca_completo":"prueba",</text:p>
      <text:p text:style-name="P9">"reca_recortado":"prueba",</text:p>
      <text:p text:style-name="P9">"cat":"</text:p>
      <text:p text:style-name="P9">"aval": {</text:p>
      <text:p text:style-name="P5"><text:tab/><text:tab/>"nombre":"prueba",</text:p>
      <text:p text:style-name="P5"><text:tab/><text:tab/>"direccion":"prueba",</text:p>
      <text:p text:style-name="P5"><text:tab/><text:tab/>"ciudad":"prueba",</text:p>
      <text:p text:style-name="P5">},</text:p>
      <text:p text:style-name="P5"><text:tab/>"codeudor": {</text:p>
      <text:p text:style-name="P5"><text:tab/><text:tab/>"ciudad":"prueba",</text:p>
      <text:p text:style-name="P5"><text:tab/><text:tab/>"direccion":"prueba",</text:p>
      <text:p text:style-name="P7"><text:tab/><text:tab/>},</text:p>
      <text:p text:style-name="P8">"fecha_vencimiento_pagare":"prueba",</text:p>
      <text:p text:style-name="P14"/>
      <text:p text:style-name="P10"><text:tab/>"id_solicitud_siscore":"prueba",</text:p>
      <text:p text:style-name="P10"><text:tab/>"resumen_calificacion":"prueba"</text:p>
      <text:p text:style-name="P10"/>
      <text:p text:style-name="P10"/>
      <text:p text:style-name="P18"/>
      <text:p text:style-name="P18"/>
      <text:p text:style-name="P20">WEB SERVICE <text:span text:style-name="T7">3</text:span> (<text:span text:style-name="T7">CALIFICACION BACKEND</text:span>)</text:p>
      <text:p text:style-name="P20"/>
      <text:p text:style-name="P20"/>
      <text:p text:style-name="P19"><text:soft-page-break/>WEB SERVICE <text:span text:style-name="T7">4</text:span> (DISPERSION)</text:p>
      <text:p text:style-name="P11">"numero_folio_poliza":"prueba",</text:p>
      <text:p text:style-name="P11"><text:tab/>"numero_pagare":"prueba", </text:p>
      <text:p text:style-name="P11"><text:tab/>"proteccion_ahorro_prestamo":"555555",??? </text:p>
      <text:p text:style-name="P11"><text:tab/>"garantia_liquida":"555555",</text:p>
      <text:p text:style-name="P11"><text:tab/>"tipo_garantia":"555555", </text:p>
      <text:p text:style-name="P11"><text:tab/>“deposito_garantia_letras”:”prueba”,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2-05-31T17:36:15.775197462</meta:creation-date>
    <dc:date>2022-06-03T09:29:36.017193614</dc:date>
    <meta:editing-duration>PT10H40M20S</meta:editing-duration>
    <meta:editing-cycles>9</meta:editing-cycles>
    <meta:generator>LibreOffice/7.3.1.3$Linux_X86_64 LibreOffice_project/a69ca51ded25f3eefd52d7bf9a5fad8c90b87951</meta:generator>
    <meta:document-statistic meta:table-count="0" meta:image-count="0" meta:object-count="0" meta:page-count="6" meta:paragraph-count="238" meta:word-count="350" meta:character-count="5815" meta:non-whitespace-character-count="5371"/>
  </office:meta>
</office:document-meta>
</file>